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officeooo:rsid="001238b1" officeooo:paragraph-rsid="001238b1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3fbef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3a35b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3a35b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3fbef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3fbef" officeooo:paragraph-rsid="0013fbef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48f9e" style:font-size-asian="8.75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48f9e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48f9e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officeooo:rsid="00148f9e" officeooo:paragraph-rsid="00148f9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officeooo:paragraph-rsid="00148f9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48f9e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48f9e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54267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54267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7a8c9" officeooo:paragraph-rsid="0017a8c9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solid" style:text-underline-width="auto" style:text-underline-color="font-color" fo:font-weight="bold" officeooo:rsid="0018743a" officeooo:paragraph-rsid="00148f9e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238b1"/>
    </style:style>
    <style:style style:name="T2" style:family="text">
      <style:text-properties officeooo:rsid="0018743a"/>
    </style:style>
    <style:style style:name="T3" style:family="text">
      <style:text-properties fo:color="#c9211e" loext:opacity="100%"/>
    </style:style>
    <style:style style:name="T4" style:family="text">
      <style:text-properties officeooo:rsid="0007dd6b"/>
    </style:style>
    <style:style style:name="T5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officeooo:rsid="001238b1"/>
    </style:style>
    <style:style style:name="T7" style:family="text">
      <style:text-properties fo:color="#ffffff" loext:opacity="100%" fo:font-weight="bold" officeooo:rsid="0018743a" style:font-weight-asian="bold" style:font-weight-complex="bold"/>
    </style:style>
    <style:style style:name="T8" style:family="text">
      <style:text-properties fo:color="#ffffff" loext:opacity="100%" fo:font-weight="bold" officeooo:rsid="001238b1" style:font-weight-asian="bold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2" style:family="text">
      <style:text-properties fo:color="#ffffff" loext:opacity="100%" style:font-name="Arial Rounded MT Bold" fo:font-size="10pt" fo:font-weight="bold" officeooo:rsid="001238b1" style:font-size-asian="8.75pt" style:font-weight-asian="bold" style:font-size-complex="10pt" style:font-weight-complex="bold"/>
    </style:style>
    <style:style style:name="T13" style:family="text">
      <style:text-properties style:font-name="Arial Rounded MT Bold" fo:font-size="10pt" officeooo:rsid="0018743a" style:font-size-asian="10pt" style:font-size-complex="10pt"/>
    </style:style>
    <style:style style:name="T14" style:family="text">
      <style:text-properties officeooo:rsid="0013a35b"/>
    </style:style>
    <style:style style:name="T15" style:family="text">
      <style:text-properties officeooo:rsid="0013fbef"/>
    </style:style>
    <style:style style:name="T16" style:family="text">
      <style:text-properties officeooo:rsid="00148f9e"/>
    </style:style>
    <style:style style:name="T17" style:family="text">
      <style:text-properties fo:color="#ffffff" loext:opacity="100%" officeooo:rsid="00148f9e"/>
    </style:style>
    <style:style style:name="T18" style:family="text">
      <style:text-properties officeooo:rsid="00154267"/>
    </style:style>
    <style:style style:name="T19" style:family="text">
      <style:text-properties style:text-underline-style="solid" style:text-underline-width="auto" style:text-underline-color="font-color" officeooo:rsid="00148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5</text:span>) <text:span text:style-name="T1">MANEJO</text:span><text:span text:style-name="T2"> DE </text:span><text:span text:style-name="T1">LICENCIAS</text:span></text:p>
      <text:p text:style-name="P2"/>
      <text:p text:style-name="P2"/>
      <text:p text:style-name="P3"><text:span text:style-name="T3">Rol de usuario</text:span>: <text:span text:style-name="T1">Empleado, Administrativo</text:span></text:p>
      <text:p text:style-name="P3"><text:span text:style-name="T3">HU</text:span>: <text:span text:style-name="T1">Solicitar</text:span> <text:span text:style-name="T1">Licencia</text:span>, <text:span text:style-name="T1">Consultar</text:span><text:span text:style-name="T4"> </text:span><text:span text:style-name="T1">Licencias</text:span></text:p>
      <text:p text:style-name="P3"/>
      <text:p text:style-name="P3"/>
      <text:p text:style-name="P3"><text:span text:style-name="T5">ID:</text:span><text:span text:style-name="T3"> </text:span><text:span text:style-name="T6">Solicitar</text:span><text:span text:style-name="T7"> </text:span><text:span text:style-name="T8">Licencia</text:span></text:p>
      <text:p text:style-name="P4"><text:span text:style-name="T9">Título: </text:span>Como <text:span text:style-name="T1">Empleado</text:span> <text:span text:style-name="T2">quiero </text:span><text:span text:style-name="T1">solicitar una licencia médica.</text:span></text:p>
      <text:p text:style-name="P5"><text:span text:style-name="T10">Reglas de Negocio:</text:span><text:span text:style-name="T11"> </text:span></text:p>
      <text:p text:style-name="P5"><text:span text:style-name="T12">Para poder solicitar una licencia e empleado debe tener más de 1 mes de antiguedad</text:span><text:span text:style-name="T13">.</text:span></text:p>
      <text:p text:style-name="P6">El empleado que solicita la licencia no debe tener una licencia vigente.</text:p>
      <text:p text:style-name="P7"/>
      <text:p text:style-name="P8">Escenario 1: <text:span text:style-name="T1">Solicitud</text:span> exitos<text:span text:style-name="T1">a</text:span></text:p>
      <text:p text:style-name="P9">Dado el <text:span text:style-name="T1">CUIL “</text:span><text:span text:style-name="T14">20-45913234-2” corresponde a un empleado, tiene “4” meses de antigüedad y no tiene una licencia vigente.</text:span></text:p>
      <text:p text:style-name="P10">Cuando se ingresa el <text:span text:style-name="T14">CUIL </text:span><text:span text:style-name="T1">“</text:span><text:span text:style-name="T14">20-45913234-2”, el <text:s/>tipo de licencia “Presencial”, la fecha de inicio de reposo “29/8/2025”, la matrícula de su médico personal “1234567”, el diagnóstico “Fiebre con reposo”, para “Titular”y se presiona “Solicitar Licencia”</text:span></text:p>
      <text:p text:style-name="P9">Entonces el sistema registra la licencia, gen<text:span text:style-name="T14">e</text:span>ra un código de licencia y lo envía vía mail a la casilla del empleado con la confirmación de la licencia <text:span text:style-name="T14">y l</text:span>os días otorgados</text:p>
      <text:p text:style-name="P9"/>
      <text:p text:style-name="P11">Escenario <text:span text:style-name="T14">2</text:span>: <text:span text:style-name="T1">Solicitud</text:span> <text:span text:style-name="T14">fallida por CUIL inexistente</text:span></text:p>
      <text:p text:style-name="P12">Dado el <text:span text:style-name="T1">CUIL “</text:span><text:span text:style-name="T14">20-46928345-2” no corresponde a un empleado</text:span></text:p>
      <text:p text:style-name="P12">Cuando se ingresa el <text:span text:style-name="T14">CUIL </text:span><text:span text:style-name="T1">“</text:span><text:span text:style-name="T14">20-46928345-2”, el <text:s/>tipo de licencia “Presencial”, la fecha de inicio de reposo “29/8/2025”, la matrícula de su médico personal “1234567”, el diagnóstico “Fiebre con reposo”, para “Titular” y se presiona “Solicitar Licencia”</text:span></text:p>
      <text:p text:style-name="P12">Entonces el sistema <text:span text:style-name="T15">informa un error por CUIL inexistente en el sistema.</text:span></text:p>
      <text:p text:style-name="P12"/>
      <text:p text:style-name="P13">Escenario <text:span text:style-name="T15">3</text:span>: <text:span text:style-name="T1">Solicitud</text:span> <text:span text:style-name="T14">fallida por </text:span><text:span text:style-name="T15">tener menos de un mes de antiguedad</text:span><text:span text:style-name="T14"> </text:span></text:p>
      <text:p text:style-name="P10">Dado el <text:span text:style-name="T1">CUIL “</text:span><text:span text:style-name="T14">20-</text:span><text:span text:style-name="T15">46738312</text:span><text:span text:style-name="T14">-2” corresponde a un empleado, </text:span><text:span text:style-name="T15">tiene “0” meses de antigüedad y no tiene una licencia vigente.</text:span></text:p>
      <text:p text:style-name="P10">Cuando se ingresa el <text:span text:style-name="T14">CUIL </text:span><text:span text:style-name="T1">“</text:span><text:span text:style-name="T14">20-</text:span><text:span text:style-name="T15">46738312</text:span><text:span text:style-name="T14">-2”, el <text:s/>tipo de licencia “Presencial”, la fecha de inicio de reposo “29/8/2025”, la matrícula de su médico personal “1234567”, el diagnóstico “Fiebre con reposo”, para “Titular” y se presiona “Solicitar Licencia”</text:span></text:p>
      <text:p text:style-name="P10">Entonces el sistema <text:span text:style-name="T15">informa un error y el rechazo de la licencia.</text:span></text:p>
      <text:p text:style-name="P10"/>
      <text:p text:style-name="P14">Escenario 4: Solicitud fallida por poseer licencia vigente.</text:p>
      <text:p text:style-name="P10">Dado el <text:span text:style-name="T1">CUIL “</text:span><text:span text:style-name="T14">20-</text:span><text:span text:style-name="T15">46738312</text:span><text:span text:style-name="T14">-2” corresponde a un empleado, </text:span><text:span text:style-name="T15">tiene “12” meses de antigüedad y tiene una licencia vigente.</text:span></text:p>
      <text:p text:style-name="P10">Cuando se ingresa el <text:span text:style-name="T14">CUIL </text:span><text:span text:style-name="T1">“</text:span><text:span text:style-name="T14">20-</text:span><text:span text:style-name="T15">46738312</text:span><text:span text:style-name="T14">-2”, el <text:s/>tipo de licencia “Presencial”, la fecha de inicio de reposo “29/8/2025”, la matrícula de su médico personal “1234567”, el diagnóstico “Fiebre con reposo”, para “Titular” y se presiona “Solicitar Licencia”</text:span></text:p>
      <text:p text:style-name="P10">Entonces el sistema <text:span text:style-name="T15">informa un error </text:span><text:span text:style-name="T16">por poseer una licencia vigente</text:span><text:span text:style-name="T15"> y el rechazo de la licencia.</text:span></text:p>
      <text:p text:style-name="P10"/>
      <text:p text:style-name="P10"/>
      <text:p text:style-name="P15"><text:span text:style-name="T5">ID:</text:span><text:span text:style-name="T3"> </text:span><text:span text:style-name="T17">Consultar</text:span><text:span text:style-name="T7"> </text:span><text:span text:style-name="T8">Licencia</text:span></text:p>
      <text:p text:style-name="P16"><text:span text:style-name="T9">Título: </text:span>Como <text:span text:style-name="T16">Administrativo</text:span> <text:span text:style-name="T2">quiero </text:span><text:span text:style-name="T16">consultar</text:span><text:span text:style-name="T1"> </text:span><text:span text:style-name="T16">las</text:span><text:span text:style-name="T1"> licencia</text:span><text:span text:style-name="T16">s</text:span><text:span text:style-name="T1"> </text:span><text:span text:style-name="T16">solicitadas</text:span><text:span text:style-name="T1">.</text:span></text:p>
      <text:p text:style-name="P17"><text:span text:style-name="T10">Reglas de Negocio:</text:span><text:span text:style-name="T11"> </text:span></text:p>
      <text:p text:style-name="P18"><text:span text:style-name="T2">S</text:span>e puede imprimir un informe por mes para cada empleado.</text:p>
      <text:p text:style-name="P19"/>
      <text:p text:style-name="P20">Escenario 1: <text:span text:style-name="T18">Consulta</text:span> exitos<text:span text:style-name="T1">a</text:span></text:p>
      <text:p text:style-name="P21">Dado el <text:span text:style-name="T1">CUIL “</text:span><text:span text:style-name="T14">20-45913234-2” corresponde a un empleado </text:span><text:span text:style-name="T16">y no se imprimió un informe en ese </text:span><text:span text:style-name="T19">mes</text:span><text:span text:style-name="T16"> para ese empleado.</text:span></text:p>
      <text:p text:style-name="P21">Cuando se ingresa el <text:span text:style-name="T14">CUIL </text:span><text:span text:style-name="T1">“</text:span><text:span text:style-name="T14">20-45913234-2”, </text:span><text:span text:style-name="T16">el rango de fechas “4/8/2025” – “29/8/2025” </text:span><text:span text:style-name="T18">y </text:span></text:p>
      <text:p text:style-name="P21">Entonces el sistema <text:span text:style-name="T16">imprime un informe de las licencias solicitadas.</text:span></text:p>
      <text:p text:style-name="P21"/>
      <text:p text:style-name="P20">Escenario <text:span text:style-name="T16">2</text:span>: <text:span text:style-name="T18">Consulta</text:span> <text:span text:style-name="T16">fallida por CUIL inexistente</text:span></text:p>
      <text:p text:style-name="P21">Dado el <text:span text:style-name="T1">CUIL “</text:span><text:span text:style-name="T14">20-45913234-2” </text:span><text:span text:style-name="T16">no </text:span><text:span text:style-name="T14">corresponde a un empleado.</text:span></text:p>
      <text:p text:style-name="P21">Cuando se ingresa el <text:span text:style-name="T14">CUIL </text:span><text:span text:style-name="T1">“</text:span><text:span text:style-name="T14">20-45913234-2”, </text:span><text:span text:style-name="T16">el rango de fechas “4/8/2025” – “29/8/2025” y se p</text:span></text:p>
      <text:p text:style-name="P21">Entonces el sistema <text:span text:style-name="T16">i</text:span><text:span text:style-name="T18">nforma un error porque el CUIL no corresponde a un empleado</text:span><text:span text:style-name="T16">.</text:span></text:p>
      <text:p text:style-name="P22"><text:soft-page-break/>Escenario <text:span text:style-name="T18">3</text:span>: <text:span text:style-name="T18">Consulta</text:span> <text:span text:style-name="T18">fallida por informe repetido en ese mes</text:span></text:p>
      <text:p text:style-name="P23">Dado el <text:span text:style-name="T1">CUIL “</text:span><text:span text:style-name="T14">20-45913234-2” corresponde a un empleado </text:span><text:span text:style-name="T16">y se imprimió un informe en ese mes para ese empleado.</text:span></text:p>
      <text:p text:style-name="P23">Cuando se ingresa el <text:span text:style-name="T14">CUIL </text:span><text:span text:style-name="T1">“</text:span><text:span text:style-name="T14">20-45913234-2”,</text:span><text:span text:style-name="T16"> el rango de fechas “4/8/2025” – “29/8/2025” </text:span><text:span text:style-name="T18">y se presiona “Consultar Licencia”</text:span></text:p>
      <text:p text:style-name="P23">Entonces el sistema <text:span text:style-name="T16">i</text:span><text:span text:style-name="T18">nforma un error porque ya se imprimió un informe en ese mes</text:span><text:span text:style-name="T16">.</text:span></text:p>
      <text:p text:style-name="P23"/>
      <text:p text:style-name="P24">PREGUNTAR: </text:p>
      <text:p text:style-name="P24"/>
      <text:p text:style-name="P24">-LISTADO VACÍO </text:p>
      <text:p text:style-name="P24">-RANGO DE FECHAS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8:32:21.236739700</meta:creation-date>
    <dc:date>2025-09-26T17:24:13.811756200</dc:date>
    <meta:editing-duration>PT57M44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3" meta:word-count="555" meta:character-count="3567" meta:non-whitespace-character-count="3040"/>
  </office:meta>
</office:document-meta>
</file>